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ShanHeiSun Uni" svg:font-family="'AR PL ShanHeiSun Un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5.6771in" table:align="margins" style:writing-mode="lr-tb"/>
    </style:style>
    <style:style style:name="Table1.A" style:family="table-column">
      <style:table-column-properties style:column-width="2.0146in" style:rel-column-width="23255*"/>
    </style:style>
    <style:style style:name="Table1.B" style:family="table-column">
      <style:table-column-properties style:column-width="0.3653in" style:rel-column-width="4216*"/>
    </style:style>
    <style:style style:name="Table1.H" style:family="table-column">
      <style:table-column-properties style:column-width="0.366in" style:rel-column-width="4224*"/>
    </style:style>
    <style:style style:name="Table1.K" style:family="table-column">
      <style:table-column-properties style:column-width="0.3736in" style:rel-column-width="4312*"/>
    </style:style>
    <style:style style:name="Table1.1" style:family="table-row">
      <style:table-row-properties style:min-row-height="0.3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K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1139in" table:align="margins" style:writing-mode="lr-tb"/>
    </style:style>
    <style:style style:name="Table2.A" style:family="table-column">
      <style:table-column-properties style:column-width="2.0146in" style:rel-column-width="18558*"/>
    </style:style>
    <style:style style:name="Table2.B" style:family="table-column">
      <style:table-column-properties style:column-width="0.3653in" style:rel-column-width="3365*"/>
    </style:style>
    <style:style style:name="Table2.H" style:family="table-column">
      <style:table-column-properties style:column-width="0.366in" style:rel-column-width="3371*"/>
    </style:style>
    <style:style style:name="Table2.M" style:family="table-column">
      <style:table-column-properties style:column-width="0.3569in" style:rel-column-width="3288*"/>
    </style:style>
    <style:style style:name="Table2.O" style:family="table-column">
      <style:table-column-properties style:column-width="0.3646in" style:rel-column-width="3356*"/>
    </style:style>
    <style:style style:name="Table2.1" style:family="table-row">
      <style:table-row-properties style:min-row-height="0.3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.B1" style:family="table-cell" style:data-style-name="N0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L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Table2.M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N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O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9.0083in" fo:margin-left="0in" fo:margin-right="-0.0083in" table:align="margins" style:writing-mode="lr-tb"/>
    </style:style>
    <style:style style:name="Table2.A" style:family="table-column">
      <style:table-column-properties style:column-width="4.25in" style:rel-column-width="30918*"/>
    </style:style>
    <style:style style:name="Table2.B" style:family="table-column">
      <style:table-column-properties style:column-width="4.7583in" style:rel-column-width="34617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" style:family="table">
      <style:table-properties style:width="9.0208in" fo:margin-left="-0.0313in" fo:margin-right="0.0104in" table:align="margins" style:writing-mode="lr-tb"/>
    </style:style>
    <style:style style:name="Table3.A" style:family="table-column">
      <style:table-column-properties style:column-width="0.3736in" style:rel-column-width="538*"/>
    </style:style>
    <style:style style:name="Table3.B" style:family="table-column">
      <style:table-column-properties style:column-width="1.3229in" style:rel-column-width="1905*"/>
    </style:style>
    <style:style style:name="Table3.C" style:family="table-column">
      <style:table-column-properties style:column-width="0.9479in" style:rel-column-width="1365*"/>
    </style:style>
    <style:style style:name="Table3.D" style:family="table-column">
      <style:table-column-properties style:column-width="1.0313in" style:rel-column-width="1485*"/>
    </style:style>
    <style:style style:name="Table3.E" style:family="table-column">
      <style:table-column-properties style:column-width="1.1576in" style:rel-column-width="1667*"/>
    </style:style>
    <style:style style:name="Table3.F" style:family="table-column">
      <style:table-column-properties style:column-width="1.8007in" style:rel-column-width="2593*"/>
    </style:style>
    <style:style style:name="Table3.G" style:family="table-column">
      <style:table-column-properties style:column-width="1.1979in" style:rel-column-width="1725*"/>
    </style:style>
    <style:style style:name="Table3.H" style:family="table-column">
      <style:table-column-properties style:column-width="1.1889in" style:rel-column-width="1712*"/>
    </style:style>
    <style:style style:name="Table3.1" style:family="table-row">
      <style:table-row-properties style:min-row-height="0.4201in"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H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2" style:family="table-row">
      <style:table-row-properties style:row-height="0.8708in" fo:keep-together="auto"/>
    </style:style>
    <style:style style:name="Table3.3" style:family="table-row">
      <style:table-row-properties style:row-height="0.9618in" fo:keep-together="auto"/>
    </style:style>
    <style:style style:name="Table3.A3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H3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4" style:family="table-row">
      <style:table-row-properties style:row-height="0.7569in" fo:keep-together="auto"/>
    </style:style>
    <style:style style:name="Table3.5" style:family="table-row">
      <style:table-row-properties style:row-height="0.3153in" fo:keep-together="auto"/>
    </style:style>
    <style:style style:name="Table3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paragraph-properties fo:text-align="center" style:justify-single-word="false"/>
      <style:text-properties fo:font-size="9pt" fo:font-style="italic" style:font-size-asian="9pt" style:font-style-asian="italic" style:font-size-complex="9pt"/>
    </style:style>
    <style:style style:name="P5" style:family="paragraph" style:parent-style-name="Standard">
      <style:paragraph-properties fo:margin-top="0.0555in" fo:margin-bottom="0.0555in" style:snap-to-layout-grid="false"/>
    </style:style>
    <style:style style:name="P6" style:family="paragraph" style:parent-style-name="Standard">
      <style:paragraph-properties fo:margin-top="0.0555in" fo:margin-bottom="0.0555in" style:snap-to-layout-grid="false"/>
      <style:text-properties fo:font-size="14pt" style:font-size-asian="14pt" style:font-size-complex="14pt"/>
    </style:style>
    <style:style style:name="P7" style:family="paragraph" style:parent-style-name="Standard">
      <style:paragraph-properties fo:margin-top="0.0555in" fo:margin-bottom="0.0555in" fo:text-align="center" style:justify-single-word="false"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3pt" fo:language="zxx" fo:country="none" fo:font-weight="bold" style:font-size-asian="13pt" style:language-asian="zxx" style:country-asian="none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size="13pt" style:font-size-asian="13pt" style:font-size-complex="13pt"/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 style:snap-to-layout-grid="false"/>
    </style:style>
    <style:style style:name="P1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17" style:family="paragraph" style:parent-style-name="Standard">
      <style:paragraph-properties fo:text-align="justify" style:justify-single-word="false" style:snap-to-layout-grid="false"/>
      <style:text-properties fo:font-size="15pt" style:font-size-asian="15pt"/>
    </style:style>
    <style:style style:name="P18" style:family="paragraph" style:parent-style-name="Standard">
      <style:paragraph-properties fo:text-align="start" style:justify-single-word="false" style:snap-to-layout-grid="false"/>
    </style:style>
    <style:style style:name="P19" style:family="paragraph" style:parent-style-name="Standard">
      <style:paragraph-properties fo:margin-top="0.0835in" fo:margin-bottom="0.0835in" fo:text-align="center" style:justify-single-word="false"/>
    </style:style>
    <style:style style:name="P20" style:family="paragraph" style:parent-style-name="Standard">
      <style:paragraph-properties fo:margin-top="0.0555in" fo:margin-bottom="0.0835in"/>
      <style:text-properties fo:font-size="14pt" style:font-size-asian="14pt" style:font-size-complex="14pt"/>
    </style:style>
    <style:style style:name="P21" style:family="paragraph" style:parent-style-name="Standard">
      <style:paragraph-properties fo:margin-top="0.0555in" fo:margin-bottom="0.0835in" fo:text-align="center" style:justify-single-word="false" style:snap-to-layout-grid="false"/>
      <style:text-properties fo:font-size="14pt" style:font-size-asian="14pt" style:font-size-complex="14pt"/>
    </style:style>
    <style:style style:name="P22" style:family="paragraph" style:parent-style-name="Standard">
      <style:paragraph-properties fo:margin-top="0.0555in" fo:margin-bottom="0.0835in" fo:text-align="justify" style:justify-single-word="false"/>
      <style:text-properties fo:font-size="8pt" style:font-size-asian="8pt"/>
    </style:style>
    <style:style style:name="P23" style:family="paragraph" style:parent-style-name="Standard">
      <style:paragraph-properties fo:margin-top="0.0555in" fo:margin-bottom="0.0835in" fo:text-align="justify" style:justify-single-word="false"/>
    </style:style>
    <style:style style:name="P24" style:family="paragraph" style:parent-style-name="Standard">
      <style:paragraph-properties fo:margin-top="0.0835in" fo:margin-bottom="0in" fo:text-align="justify" style:justify-single-word="false"/>
      <style:text-properties fo:font-size="14pt" style:font-size-asian="14pt" style:font-size-complex="14pt"/>
    </style:style>
    <style:style style:name="P25" style:family="paragraph" style:parent-style-name="Standard">
      <style:paragraph-properties fo:margin-top="0.0835in" fo:margin-bottom="0in" fo:text-align="justify" style:justify-single-word="false"/>
      <style:text-properties fo:font-weight="bold" style:font-weight-asian="bold"/>
    </style:style>
    <style:style style:name="P26" style:family="paragraph" style:parent-style-name="Standard" style:master-page-name="Standard">
      <style:paragraph-properties fo:text-align="center" style:justify-single-word="false" style:page-number="40"/>
      <style:text-properties fo:font-weight="bold" style:font-weight-asian="bold"/>
    </style:style>
    <style:style style:name="P27" style:family="paragraph" style:parent-style-name="Table_20_Contents">
      <style:paragraph-properties fo:margin-top="0.0835in" fo:margin-bottom="0.0835in" fo:text-align="start" style:justify-single-word="false"/>
      <style:text-properties style:font-name="Helvetica" fo:font-size="9pt" fo:font-weight="bold" style:font-name-asian="AR PL ShanHeiSun Uni" style:font-size-asian="9pt" style:font-weight-asian="bold" style:font-name-complex="Tahoma1" style:font-size-complex="9pt"/>
    </style:style>
    <style:style style:name="P28" style:family="paragraph" style:parent-style-name="Table_20_Contents">
      <style:paragraph-properties fo:margin-top="0.0835in" fo:margin-bottom="0.0835in" fo:text-align="start" style:justify-single-word="false" style:snap-to-layout-grid="false"/>
    </style:style>
    <style:style style:name="P29" style:family="paragraph">
      <style:paragraph-properties fo:text-align="center" style:writing-mode="lr-tb"/>
    </style:style>
    <style:style style:name="P30" style:family="paragraph">
      <style:paragraph-properties style:writing-mode="lr-tb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weight="bold" style:font-size-asian="9pt" style:font-weight-asian="bold" style:font-size-complex="9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3pt" fo:font-style="italic" style:font-size-asian="13pt" style:font-style-asian="italic"/>
    </style:style>
    <style:style style:name="T6" style:family="text">
      <style:text-properties fo:font-size="7pt" fo:font-style="italic" style:font-size-asian="7pt" style:font-style-asian="italic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0pt" style:font-size-asian="10pt" style:font-size-complex="10pt"/>
    </style:style>
    <style:style style:name="T9" style:family="text">
      <style:text-properties style:font-name="Times New Roman" fo:font-size="9pt" fo:font-weight="bold" style:font-name-asian="AR PL ShanHeiSun Uni" style:font-size-asian="9pt" style:font-weight-asian="bold" style:font-name-complex="Tahoma1" style:font-size-complex="9pt"/>
    </style:style>
    <style:style style:name="T10" style:family="text">
      <style:text-properties fo:color="#000000" style:text-outline="false" style:text-line-through-style="none" style:font-name="Times New Roman1" fo:font-size="12pt" fo:language="zxx" fo:country="none" fo:font-style="normal" fo:text-shadow="none" style:text-underline-style="none" fo:font-weight="normal" fo:background-color="transparent" style:font-name-asian="Tahoma" style:font-size-asian="12pt" style:language-asian="en" style:country-asian="US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="0.0035in" fo:border="0.51pt solid #000000">
        <style:background-image/>
      </style:graphic-properties>
    </style:style>
    <style:style style:name="fr3" style:family="graphic" style:parent-style-name="Frame">
      <style:graphic-properties fo:margin-left="0in" fo:margin-right="0.1252in" style:wrap="dynamic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2" draw:name="Frame1" text:anchor-type="char" svg:x="7.3701in" svg:y="0.1201in" svg:width="1.8402in" svg:height="0.6382in" draw:z-index="3"><draw:text-box><text:p text:style-name="P2"><text:span text:style-name="T1">Mẫu số: </text:span><text:span text:style-name="T2">16/ĐK-TNCN</text:span></text:p><text:p text:style-name="P4">(Ban hành kèm theo</text:p><text:p text:style-name="P4">Thông tư số 28/2011/TT-BTC </text:p><text:p text:style-name="P4">ngày 28/02/2011 của Bộ Tài chính)</text:p></draw:text-box></draw:frame><text:soft-page-break/>CỘNG HOÀ XÃ HỘI CHỦ NGHĨA VIỆT NAM</text:p>
      <text:p text:style-name="P8">Độc lập - Tự do - Hạnh phúc</text:p>
      <text:p text:style-name="P9"><draw:line text:anchor-type="char" draw:z-index="2" draw:style-name="gr1" draw:text-style-name="P29" svg:x1="3.4862in" svg:y1="0.098in" svg:x2="5.2362in" svg:y2="0.098in"><text:p/></draw:line></text:p>
      <text:p text:style-name="P8">MẪU ĐĂNG KÝ NGƯỜI PHỤ THUỘC GIẢM TRỪ GIA CẢNH</text:p>
      <text:p text:style-name="P27"><text:span text:style-name="T7"/></text:p>
      <text:p text:style-name="P19"><draw:custom-shape text:anchor-type="char" draw:z-index="5" draw:style-name="gr2" draw:text-style-name="P30" svg:width="0.3752in" svg:height="0.2504in" svg:x="6.5in" svg:y="0.0339in"><text:p/><draw:enhanced-geometry svg:viewBox="0 0 21600 21600" draw:type="rectangle" draw:enhanced-path="M 0 0 L 21600 0 21600 21600 0 21600 0 0 Z N"/></draw:custom-shape><draw:custom-shape text:anchor-type="char" draw:z-index="4" draw:style-name="gr2" draw:text-style-name="P30" svg:width="0.3752in" svg:height="0.2504in" svg:x="4in" svg:y="0.0134in"><text:p/><draw:enhanced-geometry svg:viewBox="0 0 21600 21600" draw:type="rectangle" draw:enhanced-path="M 0 0 L 21600 0 21600 21600 0 21600 0 0 Z N"/></draw:custom-shape><text:span text:style-name="T4"> [ 01 ] <text:s/>Lần đầu : <text:s text:c="3"/><text:tab/><text:tab/>[ 02 ] Bổ sung lần thứ : </text:span></text:p>
      <text:p text:style-name="P20"><text:s/>[ 03 ]. Họ và tên cá nhân có thu nhập: <text:span text:style-name="T10"><text:placeholder text:placeholder-type="text">&lt;get_name(o) and get_name(o).upper() or ''&gt;</text:placeholder></text:span> </text:p>
      <text:p text:style-name="P22"><draw:frame draw:style-name="fr3" draw:name="Frame2" text:anchor-type="paragraph" svg:x="-0.002in" svg:y="0.0457in" svg:width="5.6772in" draw:z-index="7"><draw:text-box fo:min-height="0.1457in"><table:table table:name="Table1" table:style-name="Table1"><table:table-column table:style-name="Table1.A"/><table:table-column table:style-name="Table1.B" table:number-columns-repeated="6"/><table:table-column table:style-name="Table1.H" table:number-columns-repeated="3"/><table:table-column table:style-name="Table1.K"/><table:table-row table:style-name="Table1.1"><table:table-cell table:style-name="Table1.A1" office:value-type="string"><text:p text:style-name="P6">[ 04 ]. Mã số thuế :</text:p></table:table-cell><table:table-cell table:style-name="Table1.B1" office:value-type="string"><text:p text:style-name="P3"><text:span text:style-name="T10"><text:placeholder text:placeholder-type="text">&lt;o.otherid and o.otherid.ljust(10)[0] or ''&gt;</text:placeholder></text:span></text:p></table:table-cell><table:table-cell table:style-name="Table1.B1" office:value-type="string"><text:p text:style-name="P3"><text:span text:style-name="T10"><text:placeholder text:placeholder-type="text">&lt;o.otherid and o.otherid.ljust(9)[1] or ''&gt;</text:placeholder></text:span></text:p></table:table-cell><table:table-cell table:style-name="Table1.B1" office:value-type="string"><text:p text:style-name="P3"><text:span text:style-name="T10"><text:placeholder text:placeholder-type="text">&lt;o.otherid and o.otherid.ljust(9)[2] or ''&gt;</text:placeholder></text:span></text:p></table:table-cell><table:table-cell table:style-name="Table1.B1" office:value-type="string"><text:p text:style-name="P3"><text:span text:style-name="T10"><text:placeholder text:placeholder-type="text">&lt;o.otherid and o.otherid.ljust(9)[3] or ''&gt;</text:placeholder></text:span></text:p></table:table-cell><table:table-cell table:style-name="Table1.B1" office:value-type="string"><text:p text:style-name="P3"><text:span text:style-name="T10"><text:placeholder text:placeholder-type="text">&lt;o.otherid and o.otherid.ljust(9)[4] or ''&gt;</text:placeholder></text:span></text:p></table:table-cell><table:table-cell table:style-name="Table1.B1" office:value-type="string"><text:p text:style-name="P3"><text:span text:style-name="T10"><text:placeholder text:placeholder-type="text">&lt;o.otherid and o.otherid.ljust(9)[5] or ''&gt;</text:placeholder></text:span></text:p></table:table-cell><table:table-cell table:style-name="Table1.B1" office:value-type="string"><text:p text:style-name="P3"><text:span text:style-name="T10"><text:placeholder text:placeholder-type="text">&lt;o.otherid and o.otherid.ljust(9)[6] or ''&gt;</text:placeholder></text:span></text:p></table:table-cell><table:table-cell table:style-name="Table1.B1" office:value-type="string"><text:p text:style-name="P3"><text:span text:style-name="T10"><text:placeholder text:placeholder-type="text">&lt;o.otherid and o.otherid.ljust(9)[7] or ''&gt;</text:placeholder></text:span></text:p></table:table-cell><table:table-cell table:style-name="Table1.B1" office:value-type="string"><text:p text:style-name="P3"><text:span text:style-name="T10"><text:placeholder text:placeholder-type="text">&lt;o.otherid and o.otherid.ljust(9)[8] or ''&gt;</text:placeholder></text:span></text:p></table:table-cell><table:table-cell table:style-name="Table1.K1" office:value-type="string"><text:p text:style-name="P3"><text:span text:style-name="T10"><text:placeholder text:placeholder-type="text">&lt;o.otherid and o.otherid.ljust(10)[9] or ''&gt;</text:placeholder></text:span></text:p></table:table-cell></table:table-row></table:table></draw:text-box></draw:frame></text:p>
      <text:p text:style-name="P22"/>
      <text:p text:style-name="P20"><text:s/>[ 05 ]. Tên của tổ chức, cá nhân trả thu nhập : <text:span text:style-name="T10"><text:placeholder text:placeholder-type="text">&lt;company.name or ''&gt;</text:placeholder></text:span></text:p>
      <text:p text:style-name="P23"><draw:frame draw:style-name="fr3" draw:name="Frame3" text:anchor-type="paragraph" svg:x="-0.0228in" svg:y="0.0457in" svg:width="7.1138in" draw:z-index="6"><draw:text-box fo:min-height="0.1457in"><table:table table:name="Table2" table:style-name="Table2"><table:table-column table:style-name="Table2.A"/><table:table-column table:style-name="Table2.B" table:number-columns-repeated="6"/><table:table-column table:style-name="Table2.H" table:number-columns-repeated="5"/><table:table-column table:style-name="Table2.M" table:number-columns-repeated="2"/><table:table-column table:style-name="Table2.O"/><table:table-row table:style-name="Table2.1"><table:table-cell table:style-name="Table2.A1" office:value-type="string"><text:p text:style-name="P5"><text:span text:style-name="T4">4.</text:span><text:span text:style-name="T3"> <text:s/></text:span><text:span text:style-name="T4">Mã số thuế:</text:span></text:p></table:table-cell><table:table-cell table:style-name="Table2.B1" office:value-type="float" office:value="1"><text:p text:style-name="P5">1</text:p></table:table-cell><table:table-cell table:style-name="Table2.B1" office:value-type="float" office:value="2"><text:p text:style-name="P5">2</text:p></table:table-cell><table:table-cell table:style-name="Table2.B1" office:value-type="float" office:value="0"><text:p text:style-name="P5">0</text:p></table:table-cell><table:table-cell table:style-name="Table2.B1" office:value-type="float" office:value="0"><text:p text:style-name="P5">0</text:p></table:table-cell><table:table-cell table:style-name="Table2.B1" office:value-type="float" office:value="5"><text:p text:style-name="P5">5</text:p></table:table-cell><table:table-cell table:style-name="Table2.B1" office:value-type="float" office:value="2"><text:p text:style-name="P5">2</text:p></table:table-cell><table:table-cell table:style-name="Table2.B1" office:value-type="float" office:value="7"><text:p text:style-name="P5">7</text:p></table:table-cell><table:table-cell table:style-name="Table2.B1" office:value-type="float" office:value="0"><text:p text:style-name="P5">0</text:p></table:table-cell><table:table-cell table:style-name="Table2.B1" office:value-type="float" office:value="8"><text:p text:style-name="P5">8</text:p></table:table-cell><table:table-cell table:style-name="Table2.B1" office:value-type="float" office:value="1"><text:p text:style-name="P5">1</text:p></table:table-cell><table:table-cell table:style-name="Table2.L1" office:value-type="string"><text:p text:style-name="P7">-</text:p></table:table-cell><table:table-cell table:style-name="Table2.N1" office:value-type="string"><text:p text:style-name="P5"/></table:table-cell><table:table-cell table:style-name="Table2.N1" office:value-type="string"><text:p text:style-name="P5"/></table:table-cell><table:table-cell table:style-name="Table2.O1" office:value-type="string"><text:p text:style-name="P5"/></table:table-cell></table:table-row></table:table></draw:text-box></draw:frame></text:p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11">Stt</text:p>
          </table:table-cell>
          <table:table-cell table:style-name="Table3.A1" office:value-type="string">
            <text:p text:style-name="P11">Họ và tên </text:p>
          </table:table-cell>
          <table:table-cell table:style-name="Table3.A1" office:value-type="string">
            <text:p text:style-name="P11">Ngày sinh</text:p>
          </table:table-cell>
          <table:table-cell table:style-name="Table3.A1" office:value-type="string">
            <text:p text:style-name="P11">Mã số thuế</text:p>
          </table:table-cell>
          <table:table-cell table:style-name="Table3.A1" office:value-type="string">
            <text:p text:style-name="P11">Số CMND/ </text:p>
            <text:p text:style-name="P10">hộ chiếu</text:p>
          </table:table-cell>
          <table:table-cell table:style-name="Table3.A1" office:value-type="string">
            <text:p text:style-name="P11">Quan hệ với ĐTNT</text:p>
          </table:table-cell>
          <table:table-cell table:style-name="Table3.A1" office:value-type="string">
            <text:p text:style-name="P11">Thời điểm tính giảm trừ (tháng/năm)</text:p>
          </table:table-cell>
          <table:table-cell table:style-name="Table3.H1" office:value-type="string">
            <text:p text:style-name="P11">Thời điểm kết thúc giảm trừ (tháng/năm)</text:p>
          </table:table-cell>
        </table:table-row>
        <table:table-row table:style-name="Table3.2">
          <table:table-cell table:style-name="Table3.H1" table:number-columns-spanned="8" office:value-type="string">
            <text:p text:style-name="P28"><text:span text:style-name="T9"><text:s/></text:span><text:span text:style-name="T10"><text:placeholder text:placeholder-type="text">&lt;for each=" f in get_family(o)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office:value-type="string">
            <text:p text:style-name="P3"/>
            <text:p text:style-name="P21"><text:span text:style-name="T10"><text:placeholder text:placeholder-type="text">&lt;f.stt&gt;</text:placeholder></text:span></text:p>
          </table:table-cell>
          <table:table-cell table:style-name="Table3.A3" office:value-type="string">
            <text:p text:style-name="P12"><text:span text:style-name="T10"><text:placeholder text:placeholder-type="text">&lt;f.name&gt;</text:placeholder></text:span></text:p>
          </table:table-cell>
          <table:table-cell table:style-name="Table3.A3" office:value-type="string">
            <text:p text:style-name="P3"><text:span text:style-name="T10"><text:placeholder text:placeholder-type="text">&lt;f.birthday&gt;</text:placeholder></text:span></text:p>
          </table:table-cell>
          <table:table-cell table:style-name="Table3.A3" office:value-type="string">
            <text:p text:style-name="P3"><text:span text:style-name="T10"><text:placeholder text:placeholder-type="text">&lt;f.id_no&gt;</text:placeholder></text:span></text:p>
          </table:table-cell>
          <table:table-cell table:style-name="Table3.A3" office:value-type="string">
            <text:p text:style-name="P3"><text:span text:style-name="T10"><text:placeholder text:placeholder-type="text">&lt;f.tax_code&gt;</text:placeholder></text:span></text:p>
          </table:table-cell>
          <table:table-cell table:style-name="Table3.A3" office:value-type="string">
            <text:p text:style-name="P3"><text:span text:style-name="T10"><text:placeholder text:placeholder-type="text">&lt;f.rel&gt;</text:placeholder></text:span></text:p>
          </table:table-cell>
          <table:table-cell table:style-name="Table3.A3" office:value-type="string">
            <text:p text:style-name="P3"/>
          </table:table-cell>
          <table:table-cell table:style-name="Table3.H3" office:value-type="string">
            <text:p text:style-name="P3"/>
          </table:table-cell>
        </table:table-row>
        <text:soft-page-break/>
        <table:table-row table:style-name="Table3.4">
          <table:table-cell table:style-name="Table3.H1" table:number-columns-spanned="8" office:value-type="string">
            <text:p text:style-name="P18"><text:span text:style-name="T10"><text:placeholder text:placeholder-type="text">&lt;/for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office:value-type="string">
            <text:p text:style-name="P16"/>
          </table:table-cell>
          <table:table-cell table:style-name="Table3.A1" table:number-columns-spanned="5" office:value-type="string">
            <text:p text:style-name="P16">Tổng cộng</text:p>
          </table:table-cell>
          <table:covered-table-cell/>
          <table:covered-table-cell/>
          <table:covered-table-cell/>
          <table:covered-table-cell/>
          <table:table-cell table:style-name="Table3.A1" office:value-type="string">
            <text:p text:style-name="P3"/>
          </table:table-cell>
          <table:table-cell table:style-name="Table3.H1" office:value-type="string">
            <text:p text:style-name="P3"/>
          </table:table-cell>
        </table:table-row>
      </table:table>
      <text:p text:style-name="P24">Tôi cam đoan những nội dung kê khai là đúng và chịu trách nhiệm trước pháp luật về những nội dung đã khai./.</text:p>
      <text:p text:style-name="P2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3"><text:span text:style-name="T6">………………</text:span><text:span text:style-name="T5">, ngày </text:span><text:span text:style-name="T6">…………</text:span><text:span text:style-name="T5"> tháng </text:span><text:span text:style-name="T6">…………</text:span><text:span text:style-name="T5"> năm </text:span><text:span text:style-name="T6">...……</text:span></text:p>
            <text:p text:style-name="P15">CÁ NHÂN CÓ THU NHẬP</text:p>
            <text:p text:style-name="P2">(Ký và ghi rõ họ tên)</text:p>
          </table:table-cell>
        </table:table-row>
      </table:table>
      <text:p text:style-name="Standard"/>
      <text:p text:style-name="Standard"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"/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ShanHeiSun Uni" svg:font-family="'AR PL ShanHeiSun Un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4374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4374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11in" fo:page-height="8.5in" style:num-format="1" style:print-orientation="landscape" fo:margin-top="0.5in" fo:margin-bottom="0.5in" fo:margin-left="1in" fo:margin-right="1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11in" fo:page-height="8.5in" style:num-format="1" style:print-orientation="landscape" fo:margin-top="0.5in" fo:margin-bottom="1in" fo:margin-left="1in" fo:margin-right="1in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4" text:anchor-type="paragraph" svg:y="0.0008in" draw:z-index="1"><draw:text-box fo:min-height="0.1457in" fo:min-width="0.0161in"><text:p text:style-name="Footer"><text:span text:style-name="Page_20_Number"/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ẢNG KÊ ĐỐI TƯỢNG PHỤ THUỘC</dc:title>
    <meta:initial-creator>Tong Cuc Thue</meta:initial-creator>
    <meta:creation-date>2009-06-22T14:47:00</meta:creation-date>
    <dc:date>2014-07-09T13:57:05</dc:date>
    <meta:print-date>2010-10-01T15:38:00</meta:print-date>
    <meta:editing-cycles>120</meta:editing-cycles>
    <meta:editing-duration>PT5H11M9S</meta:editing-duration>
    <meta:generator>LibreOffice/3.5$Linux_X86_64 LibreOffice_project/350m1$Build-2</meta:generator>
    <dc:creator>ketpham </dc:creator>
    <meta:document-statistic meta:table-count="4" meta:image-count="0" meta:object-count="0" meta:page-count="3" meta:paragraph-count="56" meta:word-count="246" meta:character-count="1315" meta:non-whitespace-character-count="1103"/>
  </office:meta>
</office:document-meta>
</file>